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fo:keep-with-next="always"/>
    </style:style>
    <style:style style:name="P7" style:family="paragraph" style:parent-style-name="bullet">
      <style:paragraph-properties fo:margin-top="0in" fo:margin-bottom="0.0693in" fo:orphans="2" fo:widows="2"/>
    </style:style>
    <style:style style:name="P8" style:family="paragraph" style:parent-style-name="code">
      <style:paragraph-properties fo:orphans="2" fo:widows="2"/>
    </style:style>
    <style:style style:name="P9" style:family="paragraph" style:parent-style-name="bullet2">
      <style:paragraph-properties fo:margin-top="0in" fo:margin-bottom="0.0138in" fo:orphans="2" fo:widows="2"/>
    </style:style>
    <style:style style:name="P10" style:family="paragraph" style:parent-style-name="body">
      <style:paragraph-properties fo:orphans="2" fo:widows="2"/>
    </style:style>
    <style:style style:name="P11" style:family="paragraph" style:parent-style-name="sectionheading">
      <style:paragraph-properties fo:margin-top="0.0417in" fo:margin-bottom="0.0555in" fo:orphans="2" fo:widows="2"/>
    </style:style>
    <style:style style:name="P12" style:family="paragraph" style:parent-style-name="sectionheading">
      <style:paragraph-properties fo:margin-top="0.028in" fo:margin-bottom="0.0555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Heading_20_2">
      <style:paragraph-properties fo:margin-top="0in" fo:margin-bottom="0.0555in" fo:orphans="2" fo:widows="2"/>
    </style:style>
    <style:style style:name="P15" style:family="paragraph" style:parent-style-name="Heading_20_3">
      <style:paragraph-properties fo:orphans="2" fo:widows="2"/>
    </style:style>
    <style:style style:name="P16" style:family="paragraph" style:parent-style-name="Heading_20_3">
      <style:paragraph-properties fo:margin-top="0.0417in" fo:margin-bottom="0.0693in" fo:orphans="2" fo:widows="2"/>
    </style:style>
    <style:style style:name="P17" style:family="paragraph" style:parent-style-name="Heading_20_3">
      <style:paragraph-properties fo:margin-top="0.028in" fo:margin-bottom="0.0693in" fo:orphans="2" fo:widows="2"/>
    </style:style>
    <style:style style:name="P18" style:family="paragraph" style:parent-style-name="bullet">
      <style:paragraph-properties fo:margin-top="0in" fo:margin-bottom="0.0693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14144352" text:id="ct514144352">
          <text:deletion>
            <office:change-info>
              <dc:creator>Craig Russell</dc:creator>
              <dc:date>2012-10-11T20:44:00</dc:date>
            </office:change-info>
            <text:p text:style-name="P1"><text:s/></text:p>
          </text:deletion>
        </text:changed-region>
        <text:changed-region xml:id="ct514144160" text:id="ct514144160">
          <text:deletion>
            <office:change-info>
              <dc:creator>Craig Russell</dc:creator>
              <dc:date>2012-10-11T20:43:00</dc:date>
            </office:change-info>
            <text:p text:style-name="P1">or</text:p>
          </text:deletion>
        </text:changed-region>
        <text:changed-region xml:id="ct513937456" text:id="ct513937456">
          <text:insertion>
            <office:change-info>
              <dc:creator>Craig Russell</dc:creator>
              <dc:date>2012-10-11T20:44:00</dc:date>
            </office:change-info>
          </text:insertion>
        </text:changed-region>
        <text:changed-region xml:id="ct743202976" text:id="ct743202976">
          <text:deletion>
            <office:change-info>
              <dc:creator>Craig Russell</dc:creator>
              <dc:date>2012-10-11T23:51:00</dc:date>
            </office:change-info>
            <text:p text:style-name="P1">Three</text:p>
          </text:deletion>
        </text:changed-region>
        <text:changed-region xml:id="ct743090192" text:id="ct743090192">
          <text:insertion>
            <office:change-info>
              <dc:creator>Craig Russell</dc:creator>
              <dc:date>2012-10-11T23:51:00</dc:date>
            </office:change-info>
          </text:insertion>
        </text:changed-region>
        <text:changed-region xml:id="ct508633296" text:id="ct508633296">
          <text:deletion>
            <office:change-info>
              <dc:creator>Craig Russell</dc:creator>
              <dc:date>2012-10-11T23:51:00</dc:date>
            </office:change-info>
            <text:p text:style-name="P1"><text:s/>and</text:p>
          </text:deletion>
        </text:changed-region>
        <text:changed-region xml:id="ct500850144" text:id="ct500850144">
          <text:insertion>
            <office:change-info>
              <dc:creator>Craig Russell</dc:creator>
              <dc:date>2012-10-11T23:51:00</dc:date>
            </office:change-info>
          </text:insertion>
        </text:changed-region>
        <text:changed-region xml:id="ct514193584" text:id="ct514193584">
          <text:insertion>
            <office:change-info>
              <dc:creator>Craig Russell</dc:creator>
              <dc:date>2012-10-11T23:52:00</dc:date>
            </office:change-info>
          </text:insertion>
        </text:changed-region>
        <text:changed-region xml:id="ct743355792" text:id="ct743355792">
          <text:insertion>
            <office:change-info>
              <dc:creator>Craig Russell</dc:creator>
              <dc:date>2012-10-11T23:54:00</dc:date>
            </office:change-info>
          </text:insertion>
        </text:changed-region>
        <text:changed-region xml:id="ct743388752" text:id="ct743388752">
          <text:insertion>
            <office:change-info>
              <dc:creator>Craig Russell</dc:creator>
              <dc:date>2012-10-11T23: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6" draw:name="Picture 6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0" draw:name="Picture 70"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3" draw:name="Picture 71"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4" draw:name="Picture 72"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5" draw:name="Picture 73"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6" draw:name="Picture 74"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7" draw:name="Picture 75"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8" draw:name="Picture 76"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9" draw:name="Picture 7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0" draw:name="Picture 7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1" draw:name="Picture 79" draw:style-name="gr2" draw:text-style-name="P19" svg:width="2.7913in" svg:height="0.135in" svg:x="-2.3752in" svg:y="0in">
        <draw:image xlink:href="Pictures/2000000700000FB5000000C94FDA4EAC.wmf" xlink:type="simple" xlink:show="embed" xlink:actuate="onLoad">
          <text:p/>
        </draw:image>
      </draw:frame>
      <text:h text:style-name="P13" text:outline-level="1">Object-Relational Mapping</text:h>
      <text:p text:style-name="P4"><text:bookmark text:name="_GoBack"/><draw:frame draw:style-name="fr2" draw:name="graphics1" text:anchor-type="as-char" svg:width="6.5in" svg:height="0.1346in" draw:z-index="36"><draw:image xlink:href="Pictures/20000007000025F9000000C9F0140E06.wmf" xlink:type="simple" xlink:show="embed" xlink:actuate="onLoad"/></draw:frame></text:p>
      <text:p text:style-name="P1">JDO is datastore-independent. However, many JDO implementations support storage of persistent instances in relational databases, and this storage requires that the domain object model be mapped to the relational schema. The <text:alphabetical-index-mark-start text:id="IMark436956312" text:main-entry="true"/>mapping strategies<text:alphabetical-index-mark-end text:id="IMark436956312"/> for simple cases are for the most part the same from one JDO implementation to another. For example, typically a class is mapped to one or more tables, and fields are mapped to one or more columns. </text:p>
      <text:p text:style-name="P1">The most common mapping paradigms are standardized, which allows users to define their mapping once and use the mapping for multiple implementations. </text:p>
      <text:h text:style-name="P11" text:outline-level="4"><text:tab/><text:tab/>Mapping Overview</text:h>
      <text:p text:style-name="P1">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1">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1">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1">Complex field types are mapped by mapping each of the components individually. Collections map the element and optional order components. Maps map the key and value components. Arrays map the element and order components.</text:p>
      <text:h text:style-name="P11" text:outline-level="4"><text:tab/><text:tab/><text:alphabetical-index-mark-start text:id="IMark436956312" text:main-entry="true"/>Mapping Strategies<text:alphabetical-index-mark-end text:id="IMark436956312"/></text:h>
      <text:p text:style-name="P1">The specification does not standardize how the mapping files are generated. Most implementations will support one or more of the following strategies for creating mapping files:</text:p>
      <text:p text:style-name="P7">•<text:tab/>starting with a relational schema, generate persistence-capable classes and the mapping to relate them (sometimes referred to as reverse mapping or class generation);</text:p>
      <text:p text:style-name="P7">•<text:tab/>starting with persistence-capable classes, generate the relational schema and the mapping to relate them (sometimes called forward mapping or schema generation);</text:p>
      <text:p text:style-name="P7">•<text:tab/>starting with a relational schema and persistence-capable classes, create the mapping to relate them (sometimes called meet-in-the-middle mapping).</text:p>
      <text:p text:style-name="P1"><text:soft-page-break/>This specification does not standardize how the mapping files are created. Implementations might support command-line or interactive GUI-based tools to assist in the process.</text:p>
      <text:p text:style-name="P1">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5"><draw:frame draw:style-name="fr2" draw:name="1" text:anchor-type="as-char" svg:width="2.7917in" svg:height="0.1346in" draw:z-index="1"><draw:image xlink:href="Pictures/2000000700000FB5000000C94FDA4EAC.wmf" xlink:type="simple" xlink:show="embed" xlink:actuate="onLoad"/></draw:frame></text:p>
      <text:h text:style-name="P14" text:outline-level="2">Column Elements</text:h>
      <text:p text:style-name="P1">Column elements used for simple, non-<text:alphabetical-index-mark-start text:id="IMark436956312" text:main-entry="true"/>relationship<text:alphabetical-index-mark-end text:id="IMark436956312"/> field value mapping specify at least the column name. The field value is loaded from the value of the named column. </text:p>
      <text:p text:style-name="P1">The column element might contain additional information about the column, for use in generating schema. This might include the scale and precision for numeric types, the maximum length for variable-length field types, the jdbc type of the column, <text:change text:change-id="ct514144352"/><text:change text:change-id="ct514144160"/>the sql type of the column<text:change-start text:change-id="ct513937456"/>, or the position of the column in the table definition<text:change-end text:change-id="ct513937456"/>.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1">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1" text:outline-level="4"><text:tab/><text:tab/>Mapping enums</text:h>
      <text:p text:style-name="P1">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1">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1">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6" text:outline-level="3">Mapping single-valued fields to columns</text:h>
      <text:p text:style-name="P1">This example demonstrates mappings between fields and value columns.</text:p>
      <text:p text:style-name="P6"/>
      <text:p text:style-name="P1"><draw:frame draw:style-name="fr1" draw:name="Frame1" text:anchor-type="paragraph" svg:x="-0.0008in" svg:y="-0.0008in" fo:min-width="0.0161in" draw:z-index="22"><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ate state;</text:p>
      <text:p text:style-name="P8"><text:soft-page-break/><text:tab/>String zip;</text:p>
      <text:p text:style-name="P8"><text:tab/>String deliveryInstructions;</text:p>
      <text:p text:style-name="P8">}</text:p>
      <text:p text:style-name="P8">package com.xyz;</text:p>
      <text:p text:style-name="P8">public enum State {</text:p>
      <text:p text:style-name="P8">AL("Alabama"),</text:p>
      <text:p text:style-name="P8">...</text:p>
      <text:p text:style-name="P8">WY("Wyoming");</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s text:c="4"/>DELIV_INS CLOB</text:p>
      <text:p text:style-name="P8">)</text:p>
      <text:p text:style-name="P8"/>
      <text:p text:style-name="P8">&lt;orm&gt;</text:p>
      <text:p text:style-name="P8"><text:s text:c="4"/>&lt;package name="com.xyz"&gt;</text:p>
      <text:p text:style-name="P8"><text:s text:c="8"/>&lt;class name="Address" table="ADDR"&gt;</text:p>
      <text:p text:style-name="P8"><text:s text:c="12"/>&lt;field name="street" column="STREET"/&gt;</text:p>
      <text:p text:style-name="P8"><text:s text:c="12"/>&lt;field name="city" column="CITY"/&gt;</text:p>
      <text:p text:style-name="P8"><text:s text:c="12"/>&lt;field name="state" column="STATE"/&gt;</text:p>
      <text:p text:style-name="P8"><text:s text:c="12"/>&lt;field name="zip" column="ZIPCODE"/&gt;</text:p>
      <text:p text:style-name="P8"><text:s text:c="12"/>&lt;field name="deliveryInstructions"&gt;</text:p>
      <text:p text:style-name="P8"><text:tab/><text:tab/><text:tab/><text:tab/><text:tab/> &lt;column name="DELIV_INS" jdbc-type="CLOB"/&gt;</text:p>
      <text:p text:style-name="P8"><text:s text:c="12"/>&lt;/field&gt;</text:p>
      <text:p text:style-name="P8"><text:s text:c="8"/>&lt;/class&gt;</text:p>
      <text:p text:style-name="P8"><text:s text:c="4"/>&lt;/package&gt;</text:p>
      <text:p text:style-name="P8">&lt;/orm&gt;</text:p>
      <text:p text:style-name="P1"/>
      <text:p text:style-name="P5"><draw:frame draw:style-name="fr2" draw:name="2" text:anchor-type="as-char" svg:width="2.7917in" svg:height="0.1346in" draw:z-index="2"><draw:image xlink:href="Pictures/2000000700000FB5000000C94FDA4EAC.wmf" xlink:type="simple" xlink:show="embed" xlink:actuate="onLoad"/></draw:frame></text:p>
      <text:h text:style-name="P14" text:outline-level="2"><text:bookmark text:name="R10Join"/>Join Condition</text:h>
      <text:p text:style-name="P1">Secondary tables and join tables are mapped using a join condition that associates a column or columns in the secondary or join table with a column or columns in the primary table, typically the primary table’s primary key columns.</text:p>
      <text:p text:style-name="P1">Column elements used for <text:alphabetical-index-mark-start text:id="IMark436956264" text:main-entry="true"/>relationship<text:alphabetical-index-mark-end text:id="IMark436956264"/>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1"><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6" text:outline-level="3"><text:soft-page-break/><text:tab/>Secondary Table mapping</text:h>
      <text:p text:style-name="P1">This example demonstrates the use of join elements to represent join conditions linking a class' primary table and secondary tables used by fields.</text:p>
      <text:p text:style-name="P6"/>
      <text:p text:style-name="P8"><draw:frame draw:style-name="fr1" draw:name="Frame2" text:anchor-type="paragraph" svg:x="-0.0008in" svg:y="-0.0008in" fo:min-width="0.0161in" draw:z-index="23"><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tab/>String deliveryInstructions;</text:p>
      <text:p text:style-name="P8"><text:tab/>boolean signatureRequired;</text:p>
      <text:p text:style-name="P8"><text:tab/>byte[] mapJPG;</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
      <text:p text:style-name="P8">CREATE TABLE DELIV (</text:p>
      <text:p text:style-name="P8"><text:s text:c="4"/>ADDR_STREET VARCHAR(255),</text:p>
      <text:p text:style-name="P8"><text:s text:c="4"/>SIG_REQUIRED BIT,</text:p>
      <text:p text:style-name="P8"><text:s text:c="4"/>DELIV_INS CLOB</text:p>
      <text:p text:style-name="P8">)</text:p>
      <text:p text:style-name="P8"/>
      <text:p text:style-name="P8">CREATE TABLE MAPQUEST_INFO (</text:p>
      <text:p text:style-name="P8"><text:s text:c="4"/>ADDR_STREET VARCHAR(255),</text:p>
      <text:p text:style-name="P8"><text:s text:c="4"/>MAPQUEST_IMAGE BLOB</text:p>
      <text:p text:style-name="P8">)</text:p>
      <text:p text:style-name="P8"/>
      <text:p text:style-name="P8">&lt;orm&gt;</text:p>
      <text:p text:style-name="P8"><text:tab/>&lt;package name="com.xyz"&gt;</text:p>
      <text:p text:style-name="P8"><text:tab/><text:tab/>&lt;class name="Address" table="ADDR"&gt;</text:p>
      <text:p text:style-name="P8"><text:tab/><text:tab/><text:tab/>&lt;!-- shared join condition used by fields in DELIV --&gt;</text:p>
      <text:p text:style-name="P8"><text:tab/><text:tab/><text:tab/>&lt;join table="DELIV" column="ADDR_STREET"/&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lt;field name="signatureRequired" table="DELIV"</text:p>
      <text:p text:style-name="P8"><text:tab/><text:tab/><text:tab/><text:tab/>column="SIG_REQUIRED"/&gt;</text:p>
      <text:p text:style-name="P8"><text:tab/><text:tab/><text:tab/>&lt;field name="deliveryInstructions" table="DELIV"&gt;</text:p>
      <text:p text:style-name="P8"><text:tab/><text:tab/><text:tab/><text:tab/>&lt;column name="DELIV_INS" jdbc-type="CLOB"/&gt;</text:p>
      <text:p text:style-name="P8"><text:tab/><text:tab/><text:tab/>&lt;/field&gt;</text:p>
      <text:p text:style-name="P8"><text:tab/><text:tab/><text:tab/>&lt;field name="mapJPG" table="MAPQUEST_INFO" </text:p>
      <text:p text:style-name="P8"><text:tab/><text:tab/><text:tab/><text:tab/>column="MAPQUEST_IMAGE"&gt;</text:p>
      <text:p text:style-name="P8"><text:tab/><text:tab/><text:tab/>&lt;!-- join condition defined for this field only --&gt;</text:p>
      <text:p text:style-name="P8"><text:tab/><text:tab/><text:tab/><text:tab/>&lt;join column="ADDR_STREET"/&gt;</text:p>
      <text:p text:style-name="P8"><text:tab/><text:tab/><text:tab/>&lt;/field&gt;</text:p>
      <text:p text:style-name="P8"><text:tab/><text:tab/>&lt;/class&gt;</text:p>
      <text:p text:style-name="P8"><text:soft-page-break/><text:tab/>&lt;/package&gt;</text:p>
      <text:p text:style-name="P8">&lt;/orm&gt;</text:p>
      <text:h text:style-name="P15" text:outline-level="3">Map using join table</text:h>
      <text:p text:style-name="P1">This example uses the &lt;join&gt; element to map a Map&lt;Date,String&gt; field to a join table. <text:s/>Note that in this example, the primary table has a compound primary key, requiring the use of the target attribute in join conditions.</text:p>
      <text:p text:style-name="P6"/>
      <text:p text:style-name="P8"><draw:frame draw:style-name="fr1" draw:name="Frame3" text:anchor-type="paragraph" svg:x="-0.0008in" svg:y="-0.0008in" fo:min-width="0.0161in" draw:z-index="24"><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tab/>String deliveryInstructions;</text:p>
      <text:p text:style-name="P8"><text:tab/>boolean signatureRequired;</text:p>
      <text:p text:style-name="P8"><text:tab/>Map&lt;Date,String&gt; deliveryRecords;</text:p>
      <text:p text:style-name="P8">}</text:p>
      <text:p text:style-name="P8"/>
      <text:p text:style-name="P8">CREATE TABLE ADDR (</text:p>
      <text:p text:style-name="P8"><text:s text:c="4"/>STREET VARCHAR(255),</text:p>
      <text:p text:style-name="P8"><text:s text:c="4"/>CITY VARCHAR(255),</text:p>
      <text:p text:style-name="P8"><text:s text:c="4"/>STATE CHAR(2),</text:p>
      <text:p text:style-name="P8"><text:s text:c="4"/>ZIPCODE VARCHAR(10),</text:p>
      <text:p text:style-name="P8"><text:s text:c="4"/>PRIMARY KEY (STREET, ZIPCODE)</text:p>
      <text:p text:style-name="P8">)</text:p>
      <text:p text:style-name="P8"/>
      <text:p text:style-name="P8">CREATE TABLE DELIV_RECORDS (</text:p>
      <text:p text:style-name="P8"><text:s text:c="4"/>ADDR_STREET VARCHAR(255),</text:p>
      <text:p text:style-name="P8"><text:s text:c="4"/>ADDR_ZIPCODE VARCHAR(10),</text:p>
      <text:p text:style-name="P8"><text:s text:c="4"/>DELIV_DATE TIMESTAMP,</text:p>
      <text:p text:style-name="P8"><text:s text:c="4"/>SIGNED_BY VARCHAR(255)</text:p>
      <text:p text:style-name="P8">)</text:p>
      <text:p text:style-name="P8"/>
      <text:p text:style-name="P8">&lt;orm&gt;</text:p>
      <text:p text:style-name="P8"><text:tab/>&lt;package name="com.xyz"&gt;</text:p>
      <text:p text:style-name="P8"><text:tab/><text:tab/>&lt;class name="Address" table="ADDR"&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lt;!-- field type is Map&lt;Date,String&gt; --&gt;</text:p>
      <text:p text:style-name="P8"><text:tab/><text:tab/><text:tab/>&lt;field name="deliveryRecords" table="DELIV_RECORDS"&gt;</text:p>
      <text:p text:style-name="P8"><text:tab/><text:tab/><text:tab/><text:tab/>&lt;join&gt;</text:p>
      <text:p text:style-name="P8"><text:tab/><text:tab/><text:tab/><text:tab/><text:tab/>&lt;column name="ADDR_STREET" target="STREET"/&gt;</text:p>
      <text:p text:style-name="P8"><text:tab/><text:tab/><text:tab/><text:tab/><text:tab/>&lt;column name="ADDR_ZIPCODE" target="ZIPCODE"/&gt;</text:p>
      <text:p text:style-name="P8"><text:tab/><text:tab/><text:tab/><text:tab/>&lt;/join&gt;</text:p>
      <text:p text:style-name="P8"><text:tab/><text:tab/><text:tab/><text:tab/>&lt;key column="DELIV_DATE"/&gt;</text:p>
      <text:p text:style-name="P8"><text:tab/><text:tab/><text:tab/><text:tab/>&lt;value column="SIGNED_BY"/&gt;</text:p>
      <text:p text:style-name="P8"><text:tab/><text:tab/><text:tab/>&lt;/field&gt;</text:p>
      <text:p text:style-name="P8"><text:tab/><text:tab/>&lt;/class&gt;</text:p>
      <text:p text:style-name="P8"><text:tab/>&lt;/package&gt;</text:p>
      <text:p text:style-name="P8">&lt;/orm&gt;</text:p>
      <text:p text:style-name="P5"><text:soft-page-break/><draw:frame draw:style-name="fr2" draw:name="3" text:anchor-type="as-char" svg:width="2.7917in" svg:height="0.1346in" draw:z-index="3"><draw:image xlink:href="Pictures/2000000700000FB5000000C94FDA4EAC.wmf" xlink:type="simple" xlink:show="embed" xlink:actuate="onLoad"/></draw:frame></text:p>
      <text:h text:style-name="P14" text:outline-level="2"><text:bookmark text:name="R10RelationshipMapping"/><text:alphabetical-index-mark-start text:id="IMark446390696" text:main-entry="true"/>Relationship<text:alphabetical-index-mark-end text:id="IMark446390696"/> Mapping</text:h>
      <text:p text:style-name="P1">Column elements used for <text:alphabetical-index-mark-start text:id="IMark446390696" text:main-entry="true"/>relationship<text:alphabetical-index-mark-end text:id="IMark446390696"/> mapping are contained in either the field element directly in the case of a simple reference, or in one of the collection, map, or array elements contained in the field element.</text:p>
      <text:p text:style-name="P1">In case only the column name is needed for mapping, the column name might be specified in the field, collection, or array element directly instead of requiring a column element with only a name.</text:p>
      <text:p text:style-name="P1">If two relationships (one on each side of an association) are mapped to the same column, the field on only one side of the association needs to be explicitly mapped.</text:p>
      <text:p text:style-name="P1">The field on the other side of the <text:alphabetical-index-mark-start text:id="IMark446390696" text:main-entry="true"/>relationship<text:alphabetical-index-mark-end text:id="IMark446390696"/> can be mapped by using the <text:alphabetical-index-mark-start text:id="IMark436956264" text:main-entry="true"/>mapped-by<text:alphabetical-index-mark-end text:id="IMark436956264"/> attribute identifying the field on the side that defines the mapping. <text:span text:style-name="Assertion">A15.3-14 [</text:span>Regardless of which side changes the <text:alphabetical-index-mark-start text:id="IMark436956024" text:main-entry="true"/>relationship<text:alphabetical-index-mark-end text:id="IMark436956024"/>, flush (whether done as part of commit or explicitly by the user) will modify the datastore to reflect the change and will update the memory model for consistency. There is no further behavior implied by having both sides of the <text:alphabetical-index-mark-start text:id="IMark436955976" text:main-entry="true"/>relationship<text:alphabetical-index-mark-end text:id="IMark436955976"/> map to the same database column(s). In particular, making a change to one side of the <text:alphabetical-index-mark-start text:id="IMark689565608" text:main-entry="true"/>relationship<text:alphabetical-index-mark-end text:id="IMark689565608"/> does not imply any runtime behavior by the JDO implementation to change the other side of the <text:alphabetical-index-mark-start text:id="IMark436955544" text:main-entry="true"/>relationship<text:alphabetical-index-mark-end text:id="IMark436955544"/> in memory prior to flush, and there is no requirement to load fields affected by the change if they are not already loaded. This implies that if the RetainValues flag or DetachAllOnCommit is set to true, and the <text:alphabetical-index-mark-start text:id="IMark495317272" text:main-entry="true"/>relationship<text:alphabetical-index-mark-end text:id="IMark495317272"/> field is loaded, then the implementation will change the field on the other side so it is visible after transaction completion.</text:p>
      <text:p text:style-name="P1">Similarly, if one side is deleted, the other side will be updated to be consistent at flush. During flush, each <text:alphabetical-index-mark-start text:id="IMark495317272" text:main-entry="true"/>relationship<text:alphabetical-index-mark-end text:id="IMark495317272"/> in which the instance is involved is updated for consistency. These changes are applied to the object model instances. If the <text:alphabetical-index-mark-start text:id="IMark436955544" text:main-entry="true"/>relationship<text:alphabetical-index-mark-end text:id="IMark436955544"/> is marked as dependent, the related instance is deleted. If the <text:alphabetical-index-mark-start text:id="IMark689565608" text:main-entry="true"/>relationship<text:alphabetical-index-mark-end text:id="IMark689565608"/> is not marked as dependent, the corresponding field in the related instance is updated to not refer to the instance being deleted:</text:p>
      <text:p text:style-name="P7">•<text:tab/>If the related field is a collection, then any referencing element is removed. </text:p>
      <text:p text:style-name="P7">•<text:tab/>If the related field is a map, then any referencing map entry is removed. </text:p>
      <text:p text:style-name="P7">•<text:tab/>If the related field is a reference, then it is set to null. </text:p>
      <text:p text:style-name="P1">If the related instances are not instantiated in memory, there is no requirement to instantiate them. Changes are applied to the second level cache upon commit.</text:p>
      <text:p text:style-name="P1">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689565608" text:main-entry="true"/>relationship<text:alphabetical-index-mark-end text:id="IMark689565608"/> to be set to null. If there is a foreign key declared to be not nullable, and the requirement is to nullify the related field, then <text:span text:style-name="T1">JDODataStoreException</text:span> is thrown at flush.</text:p>
      <text:p text:style-name="P1"><text:alphabetical-index-mark-start text:id="IMark436955544" text:main-entry="true"/>Conflicting changes<text:alphabetical-index-mark-end text:id="IMark436955544"/> to relationships cause a JDOUserException to be thrown at flush time. <text:alphabetical-index-mark-start text:id="IMark689565608" text:main-entry="true"/>Conflicting changes<text:alphabetical-index-mark-end text:id="IMark689565608"/> include:</text:p>
      <text:p text:style-name="P7">•<text:tab/>adding a related instance with a single-valued <text:alphabetical-index-mark-start text:id="IMark689565608" text:main-entry="true"/>mapped-by<text:alphabetical-index-mark-end text:id="IMark689565608"/> <text:alphabetical-index-mark-start text:id="IMark436955544" text:main-entry="true"/>relationship<text:alphabetical-index-mark-end text:id="IMark436955544"/> field to more than one one-to-many collection <text:alphabetical-index-mark-start text:id="IMark495317272" text:main-entry="true"/>relationship<text:alphabetical-index-mark-end text:id="IMark495317272"/></text:p>
      <text:p text:style-name="P7"><text:soft-page-break/>•<text:tab/>setting both sides of a one-to-one <text:alphabetical-index-mark-start text:id="IMark495317272" text:main-entry="true"/>relationship<text:alphabetical-index-mark-end text:id="IMark495317272"/> such that they do not refer to each other<text:span text:style-name="Assertion">]</text:span></text:p>
      <text:h text:style-name="P12" text:outline-level="4"><text:tab/><text:tab/><text:alphabetical-index-mark-start text:id="IMark495317272" text:main-entry="true"/>Mapping Strategies<text:alphabetical-index-mark-end text:id="IMark495317272"/></text:h>
      <text:p text:style-name="P1">For single-valued relationships, there are three basic ways to map references from one persistence-capable class (the referring class) to a related class:</text:p>
      <text:p text:style-name="P7">•<text:tab/>serialized: The entire related instance is serialized into a single column in the primary or secondary table of the referring class.</text:p>
      <text:p text:style-name="P7">•<text:tab/>embedded: The related instance is mapped, field by field, to columns in the primary or secondary table of the referring class.</text:p>
      <text:p text:style-name="P7">•<text:tab/>by reference: The related instance is in a different table, and the column in the primary or secondary table of the referring class contains a reference (often, a foreign key) to the primary table of the related class. </text:p>
      <text:p text:style-name="P1">For multi-valued relationships, there are five basic ways to map references from one persistence-capable class (the referring class) to a related class:</text:p>
      <text:p text:style-name="P7">•<text:tab/>serialized: The entire collection, array, or map is serialized into a single column in the primary or secondary table of the referring class.</text:p>
      <text:p text:style-name="P7">•<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7">•<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7">•<text:tab/>by reference to the primary table of the related class: The related class has a reference (often, a foreign key) to the primary table of the referring class.</text:p>
      <text:p text:style-name="P7">•<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7" text:outline-level="3">Many-to-One using foreign key</text:h>
      <text:p text:style-name="P1">A many-one mapping (Employee has a reference to Department).</text:p>
      <text:p text:style-name="P6"/>
      <text:p text:style-name="P8"><draw:frame draw:style-name="fr1" draw:name="Frame4" text:anchor-type="paragraph" svg:x="-0.0008in" svg:y="-0.0008in" fo:min-width="0.0161in" draw:z-index="25"><draw:text-box fo:min-height="0.0161in"><text:p text:style-name="Frame_20_contents"/></draw:text-box></draw:frame></text:p>
      <text:p text:style-name="P8">package com.xyz;</text:p>
      <text:p text:style-name="P8">public class Department {</text:p>
      <text:p text:style-name="P8"><text:tab/>String name;</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oft-page-break/><text:s text:c="4"/>DEP_NAME VARCHAR(255)</text:p>
      <text:p text:style-name="P8">)</text:p>
      <text:p text:style-name="P8">CREATE TABLE DEP (</text:p>
      <text:p text:style-name="P8"><text:s text:c="4"/>NAME VARCHAR(255) PRIMARY KEY</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Department --&gt;</text:p>
      <text:p text:style-name="P8"><text:tab/><text:tab/><text:tab/>&lt;field name="department" column="DEP_NAME"/&gt;</text:p>
      <text:p text:style-name="P8"><text:tab/><text:tab/>&lt;/class&gt;</text:p>
      <text:p text:style-name="P8"><text:tab/><text:tab/>&lt;class name="Department" table="DEP"&gt;</text:p>
      <text:p text:style-name="P8"><text:tab/><text:tab/><text:tab/>&lt;field name="name" column="NAME"/&gt;</text:p>
      <text:p text:style-name="P8"><text:tab/><text:tab/>&lt;/class&gt;</text:p>
      <text:p text:style-name="P8"><text:tab/>&lt;/package&gt;</text:p>
      <text:p text:style-name="P8">&lt;/orm&gt;</text:p>
      <text:p text:style-name="P1"/>
      <text:h text:style-name="P16" text:outline-level="3">One-to-Many using foreign key</text:h>
      <text:p text:style-name="P1">A one-many mapping (Department has a collection of Employees). <text:s/>This example uses the same schema as Example 4.</text:p>
      <text:p text:style-name="P6"/>
      <text:p text:style-name="P8"><draw:frame draw:style-name="fr1" draw:name="Frame5" text:anchor-type="paragraph" svg:x="-0.0008in" svg:y="-0.0008in" fo:min-width="0.0161in" draw:z-index="26"><draw:text-box fo:min-height="0.0161in"><text:p text:style-name="Frame_20_contents"/></draw:text-box></draw:frame></text:p>
      <text:p text:style-name="P8">package com.xyz;</text:p>
      <text:p text:style-name="P8">public class Department {</text:p>
      <text:p text:style-name="P8"><text:tab/>String name;</text:p>
      <text:p text:style-name="P8"><text:tab/>Collection&lt;Employee&gt; employees;</text:p>
      <text:p text:style-name="P8">}</text:p>
      <text:p text:style-name="P8"/>
      <text:p text:style-name="P8">public class Employee {</text:p>
      <text:p text:style-name="P8"><text:tab/>String ssn;</text:p>
      <text:p text:style-name="P8">}</text:p>
      <text:p text:style-name="P8"/>
      <text:p text:style-name="P8">&lt;orm&gt;</text:p>
      <text:p text:style-name="P8"><text:tab/>&lt;package name="com.xyz"&gt;</text:p>
      <text:p text:style-name="P8"><text:tab/><text:tab/>&lt;class name="Department" table="DEP"&gt;</text:p>
      <text:p text:style-name="P8"><text:s/><text:tab/><text:tab/><text:tab/>&lt;field name="name" column="NAME"/&gt;</text:p>
      <text:p text:style-name="P8"><text:tab/><text:tab/><text:tab/>&lt;!-- field type is Collection&lt;Employee&gt; --&gt;</text:p>
      <text:p text:style-name="P8"><text:tab/><text:tab/><text:tab/>&lt;field name="employees"&gt;</text:p>
      <text:p text:style-name="P8"><text:tab/><text:tab/><text:tab/><text:tab/>&lt;element column="DEP_NAME"/&gt;</text:p>
      <text:p text:style-name="P8"><text:tab/><text:tab/><text:tab/>&lt;/field&gt;</text:p>
      <text:p text:style-name="P8"><text:tab/><text:tab/>&lt;/class&gt;</text:p>
      <text:p text:style-name="P8"><text:tab/><text:tab/>&lt;class name="Employee" table="EMP"&gt;</text:p>
      <text:p text:style-name="P8"><text:tab/><text:tab/><text:tab/>&lt;field name="ssn" column="SSN"/&gt;</text:p>
      <text:p text:style-name="P8"><text:tab/><text:tab/>&lt;/class&gt;</text:p>
      <text:p text:style-name="P8"><text:tab/>&lt;/package&gt;</text:p>
      <text:p text:style-name="P8">&lt;/orm&gt;</text:p>
      <text:h text:style-name="P15" text:outline-level="3">Many-to-One and One-to-Many using <text:alphabetical-index-mark-start text:id="IMark495317272" text:main-entry="true"/>mapped-by<text:alphabetical-index-mark-end text:id="IMark495317272"/></text:h>
      <text:p text:style-name="P1">If both the Employee.department and Department.employees fields exist, only one needs to be mapped explicitly; one side is specified to be “<text:alphabetical-index-mark-start text:id="IMark495317272" text:main-entry="true"/>mapped-by<text:alphabetical-index-mark-end text:id="IMark495317272"/>” the other side. <text:s/>The Department side is <text:soft-page-break/>marked as using the same mapping as a field on the Employee side. This example uses the same schema as Examples 4 and 5.</text:p>
      <text:p text:style-name="P6"/>
      <text:p text:style-name="P1"><draw:frame draw:style-name="fr1" draw:name="Frame6" text:anchor-type="paragraph" svg:x="-0.0008in" svg:y="-0.0008in" fo:min-width="0.0161in" draw:z-index="27"><draw:text-box fo:min-height="0.0161in"><text:p text:style-name="Frame_20_contents"/></draw:text-box></draw:frame></text:p>
      <text:p text:style-name="P1">package com.xyz;</text:p>
      <text:p text:style-name="P8">public class Department {</text:p>
      <text:p text:style-name="P8"><text:tab/>String name;</text:p>
      <text:p text:style-name="P8"><text:tab/>Collection&lt;Employee&gt; employees;</text:p>
      <text:p text:style-name="P8">}</text:p>
      <text:p text:style-name="P8"/>
      <text:p text:style-name="P8">public class Employee {</text:p>
      <text:p text:style-name="P8"><text:tab/>String ssn;</text:p>
      <text:p text:style-name="P8"><text:tab/>Department department;</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 column="DEP_NAME"/&gt;</text:p>
      <text:p text:style-name="P8"><text:tab/><text:tab/>&lt;/class&gt;</text:p>
      <text:p text:style-name="P8"><text:tab/><text:tab/>&lt;class name="Department" table="DEP"&gt;</text:p>
      <text:p text:style-name="P8"><text:s/><text:tab/><text:tab/><text:tab/>&lt;field name="name" column="NAME"/&gt;</text:p>
      <text:p text:style-name="P8"><text:tab/><text:tab/><text:tab/>&lt;field name="employees" <text:alphabetical-index-mark-start text:id="IMark495317272" text:main-entry="true"/>mapped-by<text:alphabetical-index-mark-end text:id="IMark495317272"/>="department"/&gt;</text:p>
      <text:p text:style-name="P8"><text:tab/><text:tab/>&lt;/class&gt;</text:p>
      <text:p text:style-name="P8"><text:tab/>&lt;/package&gt;</text:p>
      <text:p text:style-name="P8">&lt;/orm&gt;</text:p>
      <text:p text:style-name="P1"/>
      <text:h text:style-name="P16" text:outline-level="3">Many-to-One and One-to-Many using compound foreign key</text:h>
      <text:p text:style-name="P1">This example mirrors Example 6, but now Department has a compound primary key.</text:p>
      <text:p text:style-name="P6"/>
      <text:p text:style-name="P8"><draw:frame draw:style-name="fr1" draw:name="Frame7" text:anchor-type="paragraph" svg:x="-0.0008in" svg:y="-0.0008in" fo:min-width="0.0161in" draw:z-index="28"><draw:text-box fo:min-height="0.0161in"><text:p text:style-name="Frame_20_contents"/></draw:text-box></draw:frame></text:p>
      <text:p text:style-name="P8">package com.xyz;</text:p>
      <text:p text:style-name="P8">public class Department {</text:p>
      <text:p text:style-name="P8"><text:tab/>String name;</text:p>
      <text:p text:style-name="P8"><text:tab/>Collection&lt;Employee&gt; employees;</text:p>
      <text:p text:style-name="P8"><text:tab/>long id;</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 text:c="4"/>DEP_NAME VARCHAR(255),</text:p>
      <text:p text:style-name="P8"><text:s text:c="4"/>DEP_ID BIGINT</text:p>
      <text:p text:style-name="P8">)</text:p>
      <text:p text:style-name="P8"/>
      <text:p text:style-name="P8">CREATE TABLE DEP (</text:p>
      <text:p text:style-name="P8"><text:soft-page-break/><text:s text:c="4"/>NAME VARCHAR(255),</text:p>
      <text:p text:style-name="P8"><text:s text:c="4"/>ID BIGINT,</text:p>
      <text:p text:style-name="P8"><text:s text:c="4"/>PRIMARY KEY (NAME, DEP_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gt;</text:p>
      <text:p text:style-name="P8"><text:tab/><text:tab/><text:tab/><text:tab/>&lt;column name="DEP_NAME" target="NAME"/&gt;</text:p>
      <text:p text:style-name="P8"><text:tab/><text:tab/><text:tab/><text:tab/>&lt;column name="DEP_ID" target="ID"/&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text:tab/>&lt;field name="employees" <text:alphabetical-index-mark-start text:id="IMark495317272" text:main-entry="true"/>mapped-by<text:alphabetical-index-mark-end text:id="IMark495317272"/>="department"/&gt;</text:p>
      <text:p text:style-name="P8"><text:tab/><text:tab/>&lt;/class&gt;</text:p>
      <text:p text:style-name="P8"><text:tab/>&lt;/package&gt;</text:p>
      <text:p text:style-name="P8">&lt;/orm&gt;</text:p>
      <text:p text:style-name="P1"/>
      <text:h text:style-name="P16" text:outline-level="3">Many-to-One and One-to-Many using Map&lt;Department, String&gt;</text:h>
      <text:p text:style-name="P1">Employee has a Map&lt;Department, String&gt; mapping each department the employee is a member of to her position within that department. <text:s/>Department still has a compound primary key.</text:p>
      <text:p text:style-name="P1">The Map uses a join table that contains one row for each entry in the Map. The columns in the join table refer to the Employee, the Department, and the position. </text:p>
      <text:p text:style-name="P6"/>
      <text:p text:style-name="P8"><draw:frame draw:style-name="fr1" draw:name="Frame8" text:anchor-type="paragraph" svg:x="-0.0008in" svg:y="-0.0008in" fo:min-width="0.0161in" draw:z-index="29"><draw:text-box fo:min-height="0.0161in"><text:p text:style-name="Frame_20_contents"/></draw:text-box></draw:frame></text:p>
      <text:p text:style-name="P8">package com.xyz;</text:p>
      <text:p text:style-name="P8">public class Department {</text:p>
      <text:p text:style-name="P8"><text:tab/>String name;</text:p>
      <text:p text:style-name="P8"><text:tab/>long id;</text:p>
      <text:p text:style-name="P8">}</text:p>
      <text:p text:style-name="P8"/>
      <text:p text:style-name="P8">public class Employee {</text:p>
      <text:p text:style-name="P8"><text:tab/>String ssn;</text:p>
      <text:p text:style-name="P8"><text:tab/>Map&lt;Department,String&gt; positions;</text:p>
      <text:p text:style-name="P8">}</text:p>
      <text:p text:style-name="P8"/>
      <text:p text:style-name="P8">CREATE TABLE EMP (</text:p>
      <text:p text:style-name="P8"><text:s text:c="4"/>SSN CHAR(10) PRIMARY KEY</text:p>
      <text:p text:style-name="P8">)</text:p>
      <text:p text:style-name="P8"/>
      <text:p text:style-name="P8">CREATE TABLE DEP (</text:p>
      <text:p text:style-name="P8"><text:s text:c="4"/>NAME VARCHAR(255),</text:p>
      <text:p text:style-name="P8"><text:s text:c="4"/>ID BIGINT,</text:p>
      <text:p text:style-name="P8"><text:s text:c="4"/>PRIMARY KEY (NAME, ID)</text:p>
      <text:p text:style-name="P8">)</text:p>
      <text:p text:style-name="P8"/>
      <text:p text:style-name="P8">CREATE TABLE EMP_POS (</text:p>
      <text:p text:style-name="P8"><text:s text:c="4"/>EMP_SSN CHAR(10),</text:p>
      <text:p text:style-name="P8"><text:soft-page-break/><text:s text:c="4"/>DEP_NAME VARCHAR(255)</text:p>
      <text:p text:style-name="P8"><text:s text:c="4"/>DEP_ID BIGINT,</text:p>
      <text:p text:style-name="P8"><text:s text:c="4"/>POS VARCHAR(255)</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Map&lt;Department, String&gt; --&gt;</text:p>
      <text:p text:style-name="P8"><text:tab/><text:tab/><text:tab/>&lt;field name="positions" table="EMP_POS"&gt;</text:p>
      <text:p text:style-name="P8"><text:tab/><text:tab/><text:tab/><text:tab/>&lt;join column="EMP_SSN"/&gt;</text:p>
      <text:p text:style-name="P8"><text:tab/><text:tab/><text:tab/><text:tab/>&lt;key&gt;</text:p>
      <text:p text:style-name="P8"><text:tab/><text:tab/><text:tab/><text:tab/><text:tab/>&lt;column name="DEP_NAME" target="NAME"/&gt;</text:p>
      <text:p text:style-name="P8"><text:tab/><text:tab/><text:tab/><text:tab/><text:tab/>&lt;column name="DEP_ID" target="ID"/&gt;</text:p>
      <text:p text:style-name="P8"><text:tab/><text:tab/><text:tab/><text:tab/>&lt;/key&gt;</text:p>
      <text:p text:style-name="P8"><text:tab/><text:tab/><text:tab/><text:tab/>&lt;value column="POS"/&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lt;/class&gt;</text:p>
      <text:p text:style-name="P8"><text:tab/>&lt;/package&gt;</text:p>
      <text:p text:style-name="P8">&lt;/orm&gt;</text:p>
      <text:h text:style-name="P15" text:outline-level="3">Many-to-One and One-to-Many using Map&lt;String, Employee&gt;</text:h>
      <text:p text:style-name="P1">Department has a Map&lt;String, Employee&gt; mapping the role in the department to the employee. <text:s/>Department still has a compound primary key.</text:p>
      <text:p text:style-name="P1">The Map uses the employee’s table that contains the role as well as other employee information. The mapping on the Department side uses the <text:alphabetical-index-mark-start text:id="IMark495317272" text:main-entry="true"/>mapped-by<text:alphabetical-index-mark-end text:id="IMark495317272"/> attribute naming the field in the Employee that refers to Department. The key uses the <text:alphabetical-index-mark-start text:id="IMark436955544" text:main-entry="true"/>mapped-by<text:alphabetical-index-mark-end text:id="IMark436955544"/> attribute naming the field in Employee that contains the key for the map.</text:p>
      <text:p text:style-name="P8">package com.xyz;</text:p>
      <text:p text:style-name="P8">public class Department {</text:p>
      <text:p text:style-name="P8"><text:tab/>String name;</text:p>
      <text:p text:style-name="P8"><text:tab/>long id;</text:p>
      <text:p text:style-name="P8"><text:tab/>Map&lt;String, Employee&gt; roles;</text:p>
      <text:p text:style-name="P8">}</text:p>
      <text:p text:style-name="P8"/>
      <text:p text:style-name="P8">public class Employee {</text:p>
      <text:p text:style-name="P8"><text:tab/>String ssn;</text:p>
      <text:p text:style-name="P8"><text:tab/>Department dept;</text:p>
      <text:p text:style-name="P8"><text:tab/>String role;</text:p>
      <text:p text:style-name="P8">}</text:p>
      <text:p text:style-name="P8"/>
      <text:p text:style-name="P8">CREATE TABLE EMP (</text:p>
      <text:p text:style-name="P8"><text:tab/>SSN CHAR(10) PRIMARY KEY,</text:p>
      <text:p text:style-name="P8"><text:tab/>DEPT BIGINT,</text:p>
      <text:p text:style-name="P8"><text:tab/>ROLE VARCHAR</text:p>
      <text:p text:style-name="P8">)</text:p>
      <text:p text:style-name="P8"/>
      <text:p text:style-name="P8">CREATE TABLE DEP (</text:p>
      <text:p text:style-name="P8"><text:soft-page-break/><text:s text:c="4"/>NAME VARCHAR(255),</text:p>
      <text:p text:style-name="P8"><text:s text:c="4"/>ID BIGINT,</text:p>
      <text:p text:style-name="P8"><text:s text:c="4"/>PRIMARY KEY (NAME, 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t" column="DEP"/&gt;</text:p>
      <text:p text:style-name="P8"><text:tab/><text:tab/><text:tab/>&lt;field name="role" column="ROLE"/&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text:tab/>&lt;!-- field type is Map&lt;String, Employee&gt; --&gt;</text:p>
      <text:p text:style-name="P8"><text:tab/><text:tab/><text:tab/>&lt;field name="roles" <text:alphabetical-index-mark-start text:id="IMark436955544" text:main-entry="true"/>mapped-by<text:alphabetical-index-mark-end text:id="IMark436955544"/>="dept"&gt;</text:p>
      <text:p text:style-name="P8"><text:tab/><text:tab/><text:tab/><text:tab/>&lt;key <text:alphabetical-index-mark-start text:id="IMark436955544" text:main-entry="true"/>mapped-by<text:alphabetical-index-mark-end text:id="IMark436955544"/>="role"/&gt;</text:p>
      <text:p text:style-name="P8"><text:tab/><text:tab/><text:tab/>&lt;/field&gt;</text:p>
      <text:p text:style-name="P8"><text:tab/><text:tab/>&lt;/class&gt;</text:p>
      <text:p text:style-name="P8"><text:tab/>&lt;/package&gt;</text:p>
      <text:p text:style-name="P8">&lt;/orm&gt;</text:p>
      <text:p text:style-name="P1"/>
      <text:p text:style-name="P5"><draw:frame draw:style-name="fr2" draw:name="4" text:anchor-type="as-char" svg:width="2.7917in" svg:height="0.1346in" draw:z-index="5"><draw:image xlink:href="Pictures/2000000700000FB5000000C94FDA4EAC.wmf" xlink:type="simple" xlink:show="embed" xlink:actuate="onLoad"/></draw:frame></text:p>
      <text:h text:style-name="P14" text:outline-level="2">Embedding</text:h>
      <text:p text:style-name="P1">Some of the columns in a table might be mapped as a separate Java class to better match the object model. Embedding works to arbitrary depth.</text:p>
      <text:h text:style-name="P16" text:outline-level="3">Mapping relationships using embedded, referenced, and join table</text:h>
      <text:p text:style-name="P1">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6"/>
      <text:p text:style-name="P1"><draw:frame draw:style-name="fr1" draw:name="Frame9" text:anchor-type="paragraph" svg:x="-0.0008in" svg:y="-0.0008in" fo:min-width="0.0161in" draw:z-index="30"><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p>
      <text:p text:style-name="P8"/>
      <text:p text:style-name="P8">public class Employee {</text:p>
      <text:p text:style-name="P8"><text:tab/>String ssn;</text:p>
      <text:p text:style-name="P8"><text:tab/>Address businessAddress;</text:p>
      <text:p text:style-name="P8"><text:tab/>Address primaryAddress;</text:p>
      <text:p text:style-name="P8"><text:tab/>List&lt;Address&gt; secondaryAddresses;</text:p>
      <text:p text:style-name="P8">}</text:p>
      <text:p text:style-name="P8"/>
      <text:p text:style-name="P8">CREATE TABLE ADDR (</text:p>
      <text:p text:style-name="P8"><text:soft-page-break/><text:s text:c="4"/>STREET VARCHAR(255) PRIMARY KEY,</text:p>
      <text:p text:style-name="P8"><text:s text:c="4"/>CITY VARCHAR(255),</text:p>
      <text:p text:style-name="P8"><text:s text:c="4"/>STATE CHAR(2),</text:p>
      <text:p text:style-name="P8"><text:s text:c="4"/>ZIPCODE VARCHAR(10)</text:p>
      <text:p text:style-name="P8">)</text:p>
      <text:p text:style-name="P8"><text:s text:c="2"/></text:p>
      <text:p text:style-name="P8">CREATE TABLE EMP (</text:p>
      <text:p text:style-name="P8"><text:s text:c="4"/>SSN CHAR(10) PRIMARY KEY,</text:p>
      <text:p text:style-name="P8"><text:s text:c="4"/>BUSADDR_STREET VARCHAR(255),</text:p>
      <text:p text:style-name="P8"><text:s text:c="4"/>PADDR_STREET VARCHAR(255),</text:p>
      <text:p text:style-name="P8"><text:s text:c="4"/>PADDR_CITY VARCHAR(255),</text:p>
      <text:p text:style-name="P8"><text:s text:c="4"/>PADDR_STATE CHAR(2),</text:p>
      <text:p text:style-name="P8"><text:s text:c="4"/>PADDR_ZIPCODE VARCHAR(10)</text:p>
      <text:p text:style-name="P8">)</text:p>
      <text:p text:style-name="P8"/>
      <text:p text:style-name="P8">CREATE TABLE EMP_ADDRS (</text:p>
      <text:p text:style-name="P8"><text:s text:c="4"/>EMP_SSN CHAR(10),</text:p>
      <text:p text:style-name="P8"><text:s text:c="4"/>IDX INTEGER,</text:p>
      <text:p text:style-name="P8"><text:s text:c="4"/>SADDR_STREET VARCHAR(255),</text:p>
      <text:p text:style-name="P8"><text:s text:c="4"/>SADDR_CITY VARCHAR(255),</text:p>
      <text:p text:style-name="P8"><text:s text:c="4"/>SADDR_STATE CHAR(2),</text:p>
      <text:p text:style-name="P8"><text:s text:c="4"/>SADDR_ZIPCODE VARCHAR(10)</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 field type is Address --&gt;</text:p>
      <text:p text:style-name="P8"><text:tab/><text:tab/><text:tab/>&lt;field name="businessAddress" column="BUSADDR_STREET"/&gt;</text:p>
      <text:p text:style-name="P8"><text:tab/><text:tab/><text:tab/>&lt;!-- field type is Address --&gt;</text:p>
      <text:p text:style-name="P8"><text:tab/><text:tab/><text:tab/>&lt;field name="primaryAddress"&gt;</text:p>
      <text:p text:style-name="P8"><text:tab/><text:tab/><text:tab/><text:tab/>&lt;embedded null-indicator-column="PADDR_STREET"&gt;</text:p>
      <text:p text:style-name="P8"><text:tab/><text:tab/><text:tab/><text:tab/><text:tab/>&lt;field name="street" column="PADDR_STREET"/&gt;</text:p>
      <text:p text:style-name="P8"><text:tab/><text:tab/><text:tab/><text:tab/><text:tab/>&lt;field name="city" column="PADDR_CITY"/&gt;</text:p>
      <text:p text:style-name="P8"><text:tab/><text:tab/><text:tab/><text:tab/><text:tab/>&lt;field name="state" column="PADDR_STATE"/&gt;</text:p>
      <text:p text:style-name="P8"><text:tab/><text:tab/><text:tab/><text:tab/><text:tab/>&lt;field name="zip" column="PADDR_ZIPCODE"/&gt;</text:p>
      <text:p text:style-name="P8"><text:tab/><text:tab/><text:tab/><text:tab/>&lt;/embedded&gt;</text:p>
      <text:p text:style-name="P8"><text:tab/><text:tab/><text:tab/>&lt;/field&gt;</text:p>
      <text:p text:style-name="P8"><text:tab/><text:tab/><text:tab/>&lt;!-- field type is List&lt;Address&gt; --&gt;</text:p>
      <text:p text:style-name="P8"><text:tab/><text:tab/><text:tab/>&lt;field name="secondaryAddresses" table="EMP_ADDRS"&gt;</text:p>
      <text:p text:style-name="P8"><text:tab/><text:tab/><text:tab/><text:tab/>&lt;join column="EMP_SSN"/&gt;</text:p>
      <text:p text:style-name="P8"><text:tab/><text:tab/><text:tab/><text:tab/>&lt;element&gt;</text:p>
      <text:p text:style-name="P8"><text:tab/><text:tab/><text:tab/><text:tab/><text:tab/>&lt;embedded&gt;</text:p>
      <text:p text:style-name="P8"><text:tab/><text:tab/><text:tab/><text:tab/><text:tab/><text:tab/>&lt;field name="street" column="SADDR_STREET"/&gt;</text:p>
      <text:p text:style-name="P8"><text:tab/><text:tab/><text:tab/><text:tab/><text:tab/><text:tab/>&lt;field name="city" column="SADDR_CITY"/&gt;</text:p>
      <text:p text:style-name="P8"><text:tab/><text:tab/><text:tab/><text:tab/><text:tab/><text:tab/>&lt;field name="state" column="SADDR_STATE"/&gt;</text:p>
      <text:p text:style-name="P8"><text:tab/><text:tab/><text:tab/><text:tab/><text:tab/><text:tab/>&lt;field name="zip" column="SADDR_ZIPCODE"/&gt;</text:p>
      <text:p text:style-name="P8"><text:tab/><text:tab/><text:tab/><text:tab/><text:tab/>&lt;/embedded&gt;</text:p>
      <text:p text:style-name="P8"><text:tab/><text:tab/><text:tab/><text:tab/>&lt;/element&gt;</text:p>
      <text:p text:style-name="P8"><text:tab/><text:tab/><text:tab/><text:tab/>&lt;order column="IDX"/&gt;</text:p>
      <text:p text:style-name="P8"><text:tab/><text:tab/><text:tab/>&lt;/field&gt;</text:p>
      <text:p text:style-name="P8"><text:tab/><text:tab/>&lt;/class&gt;</text:p>
      <text:p text:style-name="P8"><text:tab/>&lt;/package&gt;</text:p>
      <text:p text:style-name="P8">&lt;/orm&gt;</text:p>
      <text:p text:style-name="P5"><text:soft-page-break/><draw:frame draw:style-name="fr2" draw:name="5" text:anchor-type="as-char" svg:width="2.7917in" svg:height="0.1346in" draw:z-index="7"><draw:image xlink:href="Pictures/2000000700000FB5000000C94FDA4EAC.wmf" xlink:type="simple" xlink:show="embed" xlink:actuate="onLoad"/></draw:frame></text:p>
      <text:h text:style-name="P14" text:outline-level="2" text:is-list-header="true"><text:tab/><text:bookmark text:name="R10ForeignKeyConstraintsS"/>15.5<text:tab/><text:bookmark text:name="R10ForeignKeyConstraints"/>Foreign Key Constraints</text:h>
      <text:p text:style-name="P1">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1">Foreign key constraints can be generated in three ways:</text:p>
      <text:p text:style-name="P7">•<text:tab/>Most elements that can include nested <text:span text:style-name="T1">column</text:span> elements can define <text:span text:style-name="T1">delete-action</text:span> or <text:span text:style-name="T1">update-action</text:span> attributes.</text:p>
      <text:p text:style-name="P7">•<text:tab/>Most elements that can contain nested <text:span text:style-name="T1">column</text:span> elements can define a nested <text:span text:style-name="T1">foreign-key</text:span> element. <text:s/>This element has the following attributes:</text:p>
      <text:p text:style-name="P9">• <text:s/>name: the name of the generated constraint</text:p>
      <text:p text:style-name="P9">• <text:s/>deferred: boolean attribute describing whether the constraint evaluation is deferred until datastore commit</text:p>
      <text:p text:style-name="P9">• <text:s/>delete-action: the foreign key delete action; see below. <text:s/>In this case, the "none" value is not allowed.</text:p>
      <text:p text:style-name="P9">• <text:s/>update-action: the foreign key update action; see below.</text:p>
      <text:p text:style-name="P7">•<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1">Note that regardless of which side of a <text:alphabetical-index-mark-start text:id="IMark436955544" text:main-entry="true"/>relationship<text:alphabetical-index-mark-end text:id="IMark436955544"/> in the object model is mapped, the meaning of delete action and update action refer to the columns in the datastore, not to the fields in the object model.</text:p>
      <text:h text:style-name="P11" text:outline-level="4"><text:tab/><text:tab/>Delete Action, Update Action</text:h>
      <text:p text:style-name="P1">The delete-action and update-action attributes have the following permitted values:</text:p>
      <text:p text:style-name="P7">•<text:tab/>“none”: no foreign key is generated and none is assumed to exist; no special action is required of the implementation</text:p>
      <text:p text:style-name="P7">•<text:tab/>“restrict” (the default): a foreign key with the “restrict” delete action is generated or is assumed to exist; the implementation will require update and delete statements to be executed in proper sequence</text:p>
      <text:p text:style-name="P7">•<text:tab/>“cascade”: a foreign key with the “cascade” delete action is generated or is assumed to exist; the database will automatically delete all rows that refer to the row being deleted</text:p>
      <text:p text:style-name="P7">•<text:tab/>“null”: a foreign key with the “null” delete action is generated or is assumed to exist; a referring key will be nullified if the target key is updated or deleted</text:p>
      <text:p text:style-name="P7">•<text:tab/>“default”: a foreign key with the “default” delete action is generated or is assumed to exist</text:p>
      <text:h text:style-name="P17" text:outline-level="3"><text:soft-page-break/>Many-to-One with foreign key constraint</text:h>
      <text:p text:style-name="P1">A many-one relation from Employee to Department, represented by a standard restrict-action database foreign key.</text:p>
      <text:p text:style-name="P6"/>
      <text:p text:style-name="P8"><draw:frame draw:style-name="fr1" draw:name="Frame10" text:anchor-type="paragraph" svg:x="-0.0008in" svg:y="-0.0008in" fo:min-width="0.0161in" draw:z-index="31"><draw:text-box fo:min-height="0.0161in"><text:p text:style-name="Frame_20_contents"/></draw:text-box></draw:frame></text:p>
      <text:p text:style-name="P8">package com.xyz;</text:p>
      <text:p text:style-name="P8">public class Department {</text:p>
      <text:p text:style-name="P8"><text:tab/>String name;</text:p>
      <text:p text:style-name="P8"><text:tab/>long id;</text:p>
      <text:p text:style-name="P8">}</text:p>
      <text:p text:style-name="P8"/>
      <text:p text:style-name="P8">public class Employee {</text:p>
      <text:p text:style-name="P8"><text:tab/>String ssn;</text:p>
      <text:p text:style-name="P8"><text:tab/>Department department;</text:p>
      <text:p text:style-name="P8">}</text:p>
      <text:p text:style-name="P8"/>
      <text:p text:style-name="P8">CREATE TABLE EMP (</text:p>
      <text:p text:style-name="P8"><text:s text:c="4"/>SSN CHAR(10) PRIMARY KEY,</text:p>
      <text:p text:style-name="P8"><text:s text:c="4"/>DEP_NAME VARCHAR(255),</text:p>
      <text:p text:style-name="P8"><text:s text:c="4"/>DEP_ID BIGINT,</text:p>
      <text:p text:style-name="P8"><text:s text:c="4"/>FOREIGN KEY EMP_DEP_FK (DEP_NAME, DEP_ID) REFERENCES DEP (NAME, ID)</text:p>
      <text:p text:style-name="P8">)</text:p>
      <text:p text:style-name="P8"/>
      <text:p text:style-name="P8">CREATE TABLE DEP (</text:p>
      <text:p text:style-name="P8"><text:s text:c="4"/>NAME VARCHAR(255),</text:p>
      <text:p text:style-name="P8"><text:s text:c="4"/>ID BIGINT,</text:p>
      <text:p text:style-name="P8"><text:s text:c="4"/>PRIMARY KEY (NAME, DEP_ID)</text:p>
      <text:p text:style-name="P8">)</text:p>
      <text:p text:style-name="P8"/>
      <text:p text:style-name="P8">&lt;orm&gt;</text:p>
      <text:p text:style-name="P8"><text:tab/>&lt;package name="com.xyz"&gt;</text:p>
      <text:p text:style-name="P8"><text:tab/><text:tab/>&lt;class name="Employee" table="EMP"&gt;</text:p>
      <text:p text:style-name="P8"><text:tab/><text:tab/><text:tab/>&lt;field name="ssn" column="SSN"/&gt;</text:p>
      <text:p text:style-name="P8"><text:tab/><text:tab/><text:tab/>&lt;field name="department"&gt;</text:p>
      <text:p text:style-name="P8"><text:tab/><text:tab/><text:tab/><text:tab/>&lt;column name="DEP_NAME" target="NAME"/&gt;</text:p>
      <text:p text:style-name="P8"><text:tab/><text:tab/><text:tab/><text:tab/>&lt;column name="DEP_ID" target="ID"/&gt;</text:p>
      <text:p text:style-name="P8"><text:tab/><text:tab/><text:tab/><text:tab/>&lt;foreign-key name="EMP_DEP_FK"/&gt;</text:p>
      <text:p text:style-name="P8"><text:tab/><text:tab/><text:tab/>&lt;/field&gt;</text:p>
      <text:p text:style-name="P8"><text:tab/><text:tab/>&lt;/class&gt;</text:p>
      <text:p text:style-name="P8"><text:tab/><text:tab/>&lt;class name="Department" table="DEP"&gt;</text:p>
      <text:p text:style-name="P8"><text:tab/><text:tab/><text:tab/>&lt;field name="name" column="NAME"/&gt;</text:p>
      <text:p text:style-name="P8"><text:tab/><text:tab/><text:tab/>&lt;field name="id" column="ID"/&gt;</text:p>
      <text:p text:style-name="P8"><text:tab/><text:tab/>&lt;/class&gt;</text:p>
      <text:p text:style-name="P8"><text:tab/>&lt;/package&gt;</text:p>
      <text:p text:style-name="P8">&lt;/orm&gt;</text:p>
      <text:p text:style-name="P8"/>
      <text:p text:style-name="P5"><text:soft-page-break/><draw:frame draw:style-name="fr2" draw:name="6" text:anchor-type="as-char" svg:width="2.7917in" svg:height="0.1346in" draw:z-index="9"><draw:image xlink:href="Pictures/2000000700000FB5000000C94FDA4EAC.wmf" xlink:type="simple" xlink:show="embed" xlink:actuate="onLoad"/></draw:frame></text:p>
      <text:h text:style-name="P14" text:outline-level="2">Indexes</text:h>
      <text:p text:style-name="P1">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1">Indexes can be defined in three ways:</text:p>
      <text:p text:style-name="P7">•<text:tab/>Most elements that can include nested <text:span text:style-name="T1">column</text:span> elements can define an <text:span text:style-name="T1">indexed</text:span> attribute. <text:s/>This attribute has three possible values:</text:p>
      <text:p text:style-name="P9">• <text:s/>true: generate a standard index on the datastore representation of the element</text:p>
      <text:p text:style-name="P9">• <text:s/>false: do not generate an index on the element</text:p>
      <text:p text:style-name="P9">• <text:s/>unique: generate a unique index on the element</text:p>
      <text:p text:style-name="P7">•<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9">• <text:s/>name: the name of the generated index</text:p>
      <text:p text:style-name="P9">• <text:s/>unique: boolean attribute describing whether to generate a unique index</text:p>
      <text:p text:style-name="P1"/>
      <text:p text:style-name="P7">•<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2" text:outline-level="4"><text:tab/><text:tab/>Unique Constraints</text:h>
      <text:p text:style-name="P1">Unique constraints are used during schema generation, and may be used at runtime to order datastore operations. <text:s/>Like indexes, they are part of ORM metadata in relational implementations, and part of JDO metadata in non-relational implementations.</text:p>
      <text:p text:style-name="P1">Unique constraints can be defined in the same three general ways as indexes:</text:p>
      <text:p text:style-name="P7">•<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7">•<text:tab/>Most elements that can contain nested column elements can define a nested <text:span text:style-name="T1">unique</text:span> element. <text:s/>This element has the following attributes:</text:p>
      <text:p text:style-name="P9">• <text:s/>name: the name of the generated constraint</text:p>
      <text:p text:style-name="P9">• <text:s/>deferred: boolean attribute describing whether the constraint evaluation is deferred until datastore commit</text:p>
      <text:p text:style-name="P7">•<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7" text:outline-level="3"><text:soft-page-break/>Single-field and Compound Indexes</text:h>
      <text:p text:style-name="P1">This example demonstrates single-field and compound indexes.</text:p>
      <text:p text:style-name="P6"/>
      <text:p text:style-name="P8"><draw:frame draw:style-name="fr1" draw:name="Frame11" text:anchor-type="paragraph" svg:x="-0.0008in" svg:y="-0.0008in" fo:min-width="0.0161in" draw:z-index="32"><draw:text-box fo:min-height="0.0161in"><text:p text:style-name="Frame_20_contents"/></draw:text-box></draw:frame></text:p>
      <text:p text:style-name="P8">package com.xyz;</text:p>
      <text:p text:style-name="P8">public class Address {</text:p>
      <text:p text:style-name="P8"><text:tab/>String street;</text:p>
      <text:p text:style-name="P8"><text:tab/>String city;</text:p>
      <text:p text:style-name="P8"><text:tab/>String state;</text:p>
      <text:p text:style-name="P8"><text:tab/>String zip;</text:p>
      <text:p text:style-name="P8">}</text:p>
      <text:p text:style-name="P8"/>
      <text:p text:style-name="P8">CREATE TABLE ADDR (</text:p>
      <text:p text:style-name="P8"><text:s text:c="4"/>STREET VARCHAR(255) PRIMARY KEY,</text:p>
      <text:p text:style-name="P8"><text:s text:c="4"/>CITY VARCHAR(255),</text:p>
      <text:p text:style-name="P8"><text:s text:c="4"/>STATE CHAR(2),</text:p>
      <text:p text:style-name="P8"><text:s text:c="4"/>ZIPCODE VARCHAR(10)</text:p>
      <text:p text:style-name="P8">)</text:p>
      <text:p text:style-name="P8"/>
      <text:p text:style-name="P8">&lt;orm&gt;</text:p>
      <text:p text:style-name="P8"><text:tab/>&lt;package name="com.xyz"&gt;</text:p>
      <text:p text:style-name="P8"><text:tab/><text:tab/>&lt;class name="Address" table="ADDR"&gt;</text:p>
      <text:p text:style-name="P8"><text:tab/><text:tab/><text:tab/>&lt;index name="ADDR_CITYSTATE_IDX"&gt;</text:p>
      <text:p text:style-name="P8"><text:tab/><text:tab/><text:tab/><text:tab/>&lt;column name="CITY"/&gt;</text:p>
      <text:p text:style-name="P8"><text:tab/><text:tab/><text:tab/><text:tab/>&lt;column name="STATE"/&gt;</text:p>
      <text:p text:style-name="P8"><text:tab/><text:tab/><text:tab/>&lt;/index&gt;</text:p>
      <text:p text:style-name="P8"><text:tab/><text:tab/><text:tab/>&lt;field name="street" column="STREET"/&gt;</text:p>
      <text:p text:style-name="P8"><text:tab/><text:tab/><text:tab/>&lt;field name="city" column="CITY"/&gt;</text:p>
      <text:p text:style-name="P8"><text:tab/><text:tab/><text:tab/>&lt;field name="state" column="STATE"/&gt;</text:p>
      <text:p text:style-name="P8"><text:tab/><text:tab/><text:tab/>&lt;field name="zip" column="ZIPCODE"&gt;</text:p>
      <text:p text:style-name="P8"><text:tab/><text:tab/><text:tab/><text:tab/>&lt;index name="ADDR_ZIP_IDX"/&gt;</text:p>
      <text:p text:style-name="P8"><text:tab/><text:tab/><text:tab/>&lt;/field&gt;</text:p>
      <text:p text:style-name="P8"><text:tab/><text:tab/>&lt;/class&gt;</text:p>
      <text:p text:style-name="P8"><text:tab/>&lt;/package&gt;</text:p>
      <text:p text:style-name="P8">&lt;/orm&gt;</text:p>
      <text:p text:style-name="P5"><draw:frame draw:style-name="fr2" draw:name="7" text:anchor-type="as-char" svg:width="2.7917in" svg:height="0.1346in" draw:z-index="11"><draw:image xlink:href="Pictures/2000000700000FB5000000C94FDA4EAC.wmf" xlink:type="simple" xlink:show="embed" xlink:actuate="onLoad"/></draw:frame></text:p>
      <text:h text:style-name="P14" text:outline-level="2"><text:bookmark text:name="R10Inheritance"/>Inheritance</text:h>
      <text:p text:style-name="P1">Each class can declare an inheritance strategy. <text:s/><text:change text:change-id="ct743202976"/><text:change-start text:change-id="ct743090192"/>Four<text:change-end text:change-id="ct743090192"/> strategies are supported by standard metadata: new-table, superclass-table,<text:change text:change-id="ct508633296"/> subclass-table<text:change-start text:change-id="ct500850144"/>, and complete-table<text:change-end text:change-id="ct500850144"/>. </text:p>
      <text:p text:style-name="P7">•<text:tab/>new-table creates a new table for the fields of the class.</text:p>
      <text:p text:style-name="P7">•<text:tab/>superclass-table maps the fields of the class into the superclass table.</text:p>
      <text:p text:style-name="P7">•<text:tab/>subclass-table forces subclasses to map the fields of the class to their own table.<text:change-start text:change-id="ct514193584"/></text:p>
      <text:p text:style-name="bullet">complete-table causes all fields including superclass fields to be mapped in the table..<text:change-end text:change-id="ct514193584"/></text:p>
      <text:p text:style-name="P1">Using these strategies, standard metadata directly supports several common inheritance patterns, as well as combinations of these patterns within a single inheritance hierarchy.</text:p>
      <text:p text:style-name="P1">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1">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1">A third pattern maps fields of superclasses and subclasses into subclass tables. <text:s/>This pattern is achieved by a strategy of subclass-table for the base class, and new-table for direct subclasses.<text:change-start text:change-id="ct743355792"/></text:p>
      <text:p text:style-name="P1">Another pattern maps all fields including superclass fields to columns in the mapped table.<text:change-end text:change-id="ct743355792"/><text:change-start text:change-id="ct743388752"/> This pattern is achieved by specifying complete-table for the strategy.<text:change-end text:change-id="ct743388752"/></text:p>
      <text:p text:style-name="P5"><draw:frame draw:style-name="fr2" draw:name="8" text:anchor-type="as-char" svg:width="2.7917in" svg:height="0.1346in" draw:z-index="12"><draw:image xlink:href="Pictures/2000000700000FB5000000C94FDA4EAC.wmf" xlink:type="simple" xlink:show="embed" xlink:actuate="onLoad"/></draw:frame></text:p>
      <text:h text:style-name="P14" text:outline-level="2">Versioning</text:h>
      <text:p text:style-name="P1">Three common strategies for versioning instances are supported by standard metadata. These include state-comparison, timestamp, and version-number.</text:p>
      <text:p text:style-name="P1">State-comparison involves comparing the values in specific columns to determine if the database row was changed.</text:p>
      <text:p text:style-name="P1">Timestamp involves comparing the value in a date-time column in the table. The first time in a transaction the row is updated, the timestamp value is updated to the current time.</text:p>
      <text:p text:style-name="P1">Version-number involves comparing the value in a numeric column in the table. The first time in a transaction the row is updated, the version-number column value is incremented.</text:p>
      <text:h text:style-name="P16" text:outline-level="3">Inheritance with superclass-table and version</text:h>
      <text:p text:style-name="P1">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6"/>
      <text:p text:style-name="P1"><draw:frame draw:style-name="fr1" draw:name="Frame12" text:anchor-type="paragraph" svg:x="-0.0008in" svg:y="-0.0008in" fo:min-width="0.0161in" draw:z-index="33"><draw:text-box fo:min-height="0.0161in"><text:p text:style-name="Frame_20_contents"/></draw:text-box></draw:frame></text:p>
      <text:p text:style-name="P8">package com.xyz;</text:p>
      <text:p text:style-name="P8">public class Employee {</text:p>
      <text:p text:style-name="P8"><text:tab/>String ssn;</text:p>
      <text:p text:style-name="P8">}</text:p>
      <text:p text:style-name="P8">public class PartTimeEmployee extends Employee {</text:p>
      <text:p text:style-name="P8"><text:tab/>double hourlyWage;</text:p>
      <text:p text:style-name="P8">}</text:p>
      <text:p text:style-name="P8">public class FullTimeEmployee extends Employee {</text:p>
      <text:p text:style-name="P8"><text:tab/>double salary;</text:p>
      <text:p text:style-name="P8">}</text:p>
      <text:p text:style-name="P8"/>
      <text:p text:style-name="P8">CREATE TABLE EMP (</text:p>
      <text:p text:style-name="P8"><text:s text:c="4"/>SSN CHAR(10) PRIMARY KEY,</text:p>
      <text:p text:style-name="P8"><text:s text:c="4"/>TYPE CHAR(1),</text:p>
      <text:p text:style-name="P8"><text:s text:c="4"/>WAGE FLOAT,</text:p>
      <text:p text:style-name="P8"><text:soft-page-break/><text:s text:c="4"/>SALARY FLOAT,</text:p>
      <text:p text:style-name="P8"><text:s text:c="4"/>VERS INTEGER</text:p>
      <text:p text:style-name="P8">)</text:p>
      <text:p text:style-name="P8"/>
      <text:p text:style-name="P8">&lt;orm&gt;</text:p>
      <text:p text:style-name="P8"><text:tab/>&lt;package name="com.xyz"&gt;</text:p>
      <text:p text:style-name="P8"><text:tab/><text:tab/>&lt;class name="Employee" table="EMP"&gt;</text:p>
      <text:p text:style-name="P8"><text:tab/><text:tab/><text:tab/>&lt;inheritance strategy="new-table"&gt;</text:p>
      <text:p text:style-name="P8"><text:tab/><text:tab/><text:tab/><text:tab/>&lt;discriminator value="E" column="TYPE"/&gt;</text:p>
      <text:p text:style-name="P8"><text:tab/><text:tab/><text:tab/>&lt;/inheritance&gt;</text:p>
      <text:p text:style-name="P8"><text:tab/><text:tab/><text:tab/>&lt;version strategy="version-number" column="VERS"/&gt;</text:p>
      <text:p text:style-name="P8"><text:tab/><text:tab/><text:tab/>&lt;field name="ssn" column="SSN"/&gt;</text:p>
      <text:p text:style-name="P8"><text:tab/><text:tab/>&lt;/class&gt;</text:p>
      <text:p text:style-name="P8"><text:tab/><text:tab/>&lt;class name="PartTimeEmployee"&gt;</text:p>
      <text:p text:style-name="P8"><text:tab/><text:tab/><text:tab/>&lt;inheritance strategy="superclass-table"&gt;</text:p>
      <text:p text:style-name="P8"><text:tab/><text:tab/><text:tab/><text:tab/>&lt;discriminator value="P"/&gt;</text:p>
      <text:p text:style-name="P8"><text:tab/><text:tab/><text:tab/>&lt;/inheritance&gt;</text:p>
      <text:p text:style-name="P8"><text:tab/><text:tab/><text:tab/>&lt;field name="hourlyWage" column="WAGE"/&gt;</text:p>
      <text:p text:style-name="P8"><text:tab/><text:tab/>&lt;/class&gt;</text:p>
      <text:p text:style-name="P8"><text:tab/><text:tab/>&lt;class name="FullTimeEmployee"&gt;</text:p>
      <text:p text:style-name="P8"><text:tab/><text:tab/><text:tab/>&lt;inheritance strategy="superclass-table"&gt;</text:p>
      <text:p text:style-name="P8"><text:tab/><text:tab/><text:tab/><text:tab/>&lt;discriminator value="F"/&gt;</text:p>
      <text:p text:style-name="P8"><text:tab/><text:tab/><text:tab/>&lt;/inheritance&gt;</text:p>
      <text:p text:style-name="P8"><text:tab/><text:tab/><text:tab/>&lt;field name="salary" column="SALARY"/&gt;</text:p>
      <text:p text:style-name="P8"><text:tab/><text:tab/>&lt;/class&gt;</text:p>
      <text:p text:style-name="P8"><text:tab/>&lt;/package&gt;</text:p>
      <text:p text:style-name="P8">&lt;/orm&gt;</text:p>
      <text:h text:style-name="P15" text:outline-level="3">Inheritance with new-table and version</text:h>
      <text:p text:style-name="P1">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6"/>
      <text:p text:style-name="P8"><draw:frame draw:style-name="fr1" draw:name="Frame13" text:anchor-type="paragraph" svg:x="-0.0008in" svg:y="-0.0008in" fo:min-width="0.0161in" draw:z-index="34"><draw:text-box fo:min-height="0.0161in"><text:p text:style-name="Frame_20_contents"/></draw:text-box></draw:frame>CREATE TABLE EMP (</text:p>
      <text:p text:style-name="P8"><text:s text:c="4"/>SSN CHAR(10) PRIMARY KEY,</text:p>
      <text:p text:style-name="P8"><text:s text:c="4"/>JAVA_CLS VARCHAR(255)</text:p>
      <text:p text:style-name="P8">)</text:p>
      <text:p text:style-name="P8"/>
      <text:p text:style-name="P8">CREATE TABLE <text:s/>PART_EMP (</text:p>
      <text:p text:style-name="P8"><text:s text:c="4"/>EMP_SSN CHAR(10) PRIMARY KEY,</text:p>
      <text:p text:style-name="P8"><text:s text:c="4"/>WAGE FLOAT</text:p>
      <text:p text:style-name="P8">)</text:p>
      <text:p text:style-name="P8"/>
      <text:p text:style-name="P8">CREATE TABLE FULL_EMP (</text:p>
      <text:p text:style-name="P8"><text:s text:c="4"/>EMP_SSN CHAR(10) PRIMARY KEY,</text:p>
      <text:p text:style-name="P8"><text:s text:c="4"/>SALARY FLOAT</text:p>
      <text:p text:style-name="P8">)</text:p>
      <text:p text:style-name="P8"/>
      <text:p text:style-name="P8">&lt;orm&gt;</text:p>
      <text:p text:style-name="P8"><text:tab/>&lt;package name="com.xyz"&gt;</text:p>
      <text:p text:style-name="P8"><text:tab/><text:tab/>&lt;class name="Employee" table="EMP"&gt;</text:p>
      <text:p text:style-name="P8"><text:tab/><text:tab/><text:tab/>&lt;inheritance strategy="new-table"&gt;</text:p>
      <text:p text:style-name="P8"><text:tab/><text:tab/><text:tab/><text:tab/>&lt;discriminator strategy="class-name" column="JAVA_CLS"/&gt;</text:p>
      <text:p text:style-name="P8"><text:tab/><text:tab/><text:tab/>&lt;/inheritance&gt;</text:p>
      <text:p text:style-name="P8"><text:soft-page-break/><text:tab/><text:tab/><text:tab/>&lt;version strategy="state-comparison"/&gt;</text:p>
      <text:p text:style-name="P8"><text:tab/><text:tab/><text:tab/>&lt;field name="ssn" column="SSN"/&gt;</text:p>
      <text:p text:style-name="P8"><text:tab/><text:tab/>&lt;/class&gt;</text:p>
      <text:p text:style-name="P8"><text:tab/><text:tab/>&lt;class name="PartTimeEmployee" table="PART_EMP"&gt;</text:p>
      <text:p text:style-name="P8"><text:tab/><text:tab/><text:tab/>&lt;inheritance strategy="new-table"&gt;</text:p>
      <text:p text:style-name="P8"><text:tab/><text:tab/><text:tab/><text:tab/>&lt;join column="EMP_SSN"/&gt;</text:p>
      <text:p text:style-name="P8"><text:tab/><text:tab/><text:tab/>&lt;/inheritance&gt;</text:p>
      <text:p text:style-name="P8"><text:tab/><text:tab/><text:tab/>&lt;field name="hourlyWage" column="WAGE"/&gt;</text:p>
      <text:p text:style-name="P8"><text:tab/><text:tab/>&lt;/class&gt;</text:p>
      <text:p text:style-name="P8"><text:tab/><text:tab/>&lt;class name="FullTimeEmployee" table="FULL_EMP"&gt;</text:p>
      <text:p text:style-name="P8"><text:tab/><text:tab/><text:tab/>&lt;inheritance strategy="new-table"&gt;</text:p>
      <text:p text:style-name="P8"><text:tab/><text:tab/><text:tab/><text:tab/>&lt;join column="EMP_SSN"/&gt;</text:p>
      <text:p text:style-name="P8"><text:tab/><text:tab/><text:tab/>&lt;/inheritance&gt;</text:p>
      <text:p text:style-name="P8"><text:tab/><text:tab/><text:tab/>&lt;field name="salary" column="SALARY"/&gt;</text:p>
      <text:p text:style-name="P8"><text:tab/><text:tab/>&lt;/class&gt;</text:p>
      <text:p text:style-name="P8"><text:tab/>&lt;/package&gt;</text:p>
      <text:p text:style-name="P8">&lt;/orm&gt;</text:p>
      <text:h text:style-name="P15" text:outline-level="3">Inheritance with subclass-table</text:h>
      <text:p text:style-name="P1">This example maps superclass fields to each subclass table. </text:p>
      <text:p text:style-name="P6"/>
      <text:p text:style-name="P8"><draw:frame draw:style-name="fr1" draw:name="Frame14" text:anchor-type="paragraph" svg:x="-0.0008in" svg:y="-0.0008in" fo:min-width="0.0161in" draw:z-index="35"><draw:text-box fo:min-height="0.0161in"><text:p text:style-name="Frame_20_contents"/></draw:text-box></draw:frame>CREATE TABLE <text:s/>PART_EMP (</text:p>
      <text:p text:style-name="P8"><text:s text:c="4"/>EMP_SSN CHAR(10) PRIMARY KEY,</text:p>
      <text:p text:style-name="P8"><text:s text:c="4"/>WAGE FLOAT</text:p>
      <text:p text:style-name="P8">)</text:p>
      <text:p text:style-name="P8"/>
      <text:p text:style-name="P8">CREATE TABLE FULL_EMP (</text:p>
      <text:p text:style-name="P8"><text:s text:c="4"/>EMP_SSN CHAR(10) PRIMARY KEY,</text:p>
      <text:p text:style-name="P8"><text:s text:c="4"/>SALARY FLOAT</text:p>
      <text:p text:style-name="P8">)</text:p>
      <text:p text:style-name="P8"/>
      <text:p text:style-name="P8">&lt;orm&gt;</text:p>
      <text:p text:style-name="P8"><text:tab/>&lt;package name="com.xyz"&gt;</text:p>
      <text:p text:style-name="P8"><text:tab/><text:tab/>&lt;class name="Employee"&gt;</text:p>
      <text:p text:style-name="P8"><text:tab/><text:tab/><text:tab/>&lt;inheritance strategy="subclass-table"/&gt;</text:p>
      <text:p text:style-name="P8"><text:tab/><text:tab/>&lt;/class&gt;</text:p>
      <text:p text:style-name="P8"><text:tab/><text:tab/>&lt;class name="PartTimeEmployee" table="PART_EMP"&gt;</text:p>
      <text:p text:style-name="P8"><text:tab/><text:tab/><text:tab/>&lt;inheritance strategy="new-table"/&gt;</text:p>
      <text:p text:style-name="P8"><text:tab/><text:tab/><text:tab/>&lt;field name="Employee.ssn" column="EMP_SSN"/&gt;</text:p>
      <text:p text:style-name="P8"><text:tab/><text:tab/><text:tab/>&lt;field name="hourlyWage" column="WAGE"/&gt;</text:p>
      <text:p text:style-name="P8"><text:tab/><text:tab/>&lt;/class&gt;</text:p>
      <text:p text:style-name="P8"><text:tab/><text:tab/>&lt;class name="FullTimeEmployee" table="FULL_EMP"&gt;</text:p>
      <text:p text:style-name="P8"><text:tab/><text:tab/><text:tab/>&lt;inheritance strategy="new-table"/&gt;</text:p>
      <text:p text:style-name="P8"><text:tab/><text:tab/><text:tab/>&lt;field name="Employee.ssn" column="EMP_SSN"/&gt;</text:p>
      <text:p text:style-name="P8"><text:tab/><text:tab/><text:tab/>&lt;field name="salary" column="SALARY"/&gt;</text:p>
      <text:p text:style-name="P8"><text:tab/><text:tab/>&lt;/class&gt;</text:p>
      <text:p text:style-name="P8"><text:tab/>&lt;/package&gt;</text:p>
      <text:p text:style-name="P8">&lt;/orm&gt;</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5:53:53.75</meta:creation-date>
    <meta:editing-duration>PT22M53S</meta:editing-duration>
    <meta:generator>OpenOffice.org/3.4.1$Unix OpenOffice.org_project/341m1$Build-9593</meta:generator>
    <dc:title>JDO_Chapter</dc:title>
    <dc:date>2012-10-11T23:58:28</dc:date>
    <dc:creator>Craig Russell</dc:creator>
    <meta:document-statistic meta:table-count="0" meta:image-count="9" meta:object-count="0" meta:page-count="20" meta:paragraph-count="694" meta:word-count="4929" meta:character-count="351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